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087F8E3A20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46.04mm" style:rel-column-width="14366*"/>
    </style:style>
    <style:style style:name="Table1.B" style:family="table-column">
      <style:table-column-properties style:column-width="163.97mm" style:rel-column-width="51169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png" text:anchor-type="char" svg:width="210.01mm" svg:height="261.48mm" draw:z-index="0"><draw:image xlink:href="Pictures/10000201000004D8000006087F8E3A20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M13 DRAFT – 03/2023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Studio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Studio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3$Unix OpenOffice.org_project/4113m1$Build-9810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1" meta:character-count="128"/>
    <meta:user-defined meta:name="WebPublish_HTML_Profile">EEZ (HTML)</meta:user-defined>
  </office:meta>
</office:document-meta>
</file>